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9mm"/>
    </style:style>
    <style:style style:name="co2" style:family="table-column">
      <style:table-column-properties fo:break-before="auto" style:column-width="28.24mm"/>
    </style:style>
    <style:style style:name="co3" style:family="table-column">
      <style:table-column-properties fo:break-before="auto" style:column-width="16.6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9"/>
    <style:style style:name="ce3" style:family="table-cell" style:parent-style-name="Default" style:data-style-name="N109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10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10">
      <style:table-cell-properties style:text-align-source="fix" style:repeat-content="fals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4" office:value-type="string" calcext:value-type="string">
            <text:p>Aimn Ahmed</text:p>
          </table:table-cell>
          <table:table-cell table:style-name="ce4" office:value-type="string" calcext:value-type="string">
            <text:p>Andrew Almaguer</text:p>
          </table:table-cell>
          <table:table-cell table:style-name="ce4" office:value-type="string" calcext:value-type="string">
            <text:p>Stefan Zind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7-10-16" calcext:value-type="date">
            <text:p>Montag, 2017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17" calcext:value-type="date">
            <text:p>Dienstag, 2017-10-17</text:p>
          </table:table-cell>
          <table:table-cell table:number-columns-repeated="3" table:style-name="ce6" office:value-type="time" office:time-value="PT01H00M00S" calcext:value-type="time">
            <text:p>01:00</text:p>
          </table:table-cell>
          <table:table-cell table:number-columns-repeated="2"/>
        </table:table-row>
        <table:table-row table:style-name="ro2">
          <table:table-cell office:value-type="date" office:date-value="2017-10-18" calcext:value-type="date">
            <text:p>Mittwoch, 2017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19" calcext:value-type="date">
            <text:p>Donnerstag, 2017-10-19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/>
          <table:table-cell table:style-name="ce6" office:value-type="time" office:time-value="PT02H00M00S" calcext:value-type="time">
            <text:p>02:00</text:p>
          </table:table-cell>
          <table:table-cell table:number-columns-repeated="2"/>
        </table:table-row>
        <table:table-row table:style-name="ro2">
          <table:table-cell office:value-type="date" office:date-value="2017-10-20" calcext:value-type="date">
            <text:p>Freitag, 2017-10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1" calcext:value-type="date">
            <text:p>Samstag, 2017-10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2" calcext:value-type="date">
            <text:p>Sonntag, 2017-10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3" calcext:value-type="date">
            <text:p>Montag, 2017-10-23</text:p>
          </table:table-cell>
          <table:table-cell table:style-name="ce6"/>
          <table:table-cell table:number-columns-repeated="2" table:style-name="ce6" office:value-type="time" office:time-value="PT02H15M00S" calcext:value-type="time">
            <text:p>02:15</text:p>
          </table:table-cell>
          <table:table-cell table:number-columns-repeated="2"/>
        </table:table-row>
        <table:table-row table:style-name="ro2">
          <table:table-cell office:value-type="date" office:date-value="2017-10-24" calcext:value-type="date">
            <text:p>Dienstag, 2017-10-24</text:p>
          </table:table-cell>
          <table:table-cell table:style-name="ce6" office:value-type="time" office:time-value="PT01H30M00S" calcext:value-type="time">
            <text:p>01:30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office:value-type="date" office:date-value="2017-10-25" calcext:value-type="date">
            <text:p>Mittwoch, 2017-10-25</text:p>
          </table:table-cell>
          <table:table-cell table:style-name="ce6" office:value-type="time" office:time-value="PT00H30M00S" calcext:value-type="time">
            <text:p>00:30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office:value-type="date" office:date-value="2017-10-26" calcext:value-type="date">
            <text:p>Donnerstag, 2017-10-26</text:p>
          </table:table-cell>
          <table:table-cell table:style-name="ce6" office:value-type="time" office:time-value="PT00H30M00S" calcext:value-type="time">
            <text:p>00:30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office:value-type="date" office:date-value="2017-10-27" calcext:value-type="date">
            <text:p>Freitag, 2017-10-27</text:p>
          </table:table-cell>
          <table:table-cell table:style-name="ce6" office:value-type="time" office:time-value="PT03H30M00S" calcext:value-type="time">
            <text:p>03:30</text:p>
          </table:table-cell>
          <table:table-cell table:style-name="ce6"/>
          <table:table-cell table:style-name="ce6" office:value-type="time" office:time-value="PT04H15M00S" calcext:value-type="time">
            <text:p>04:15</text:p>
          </table:table-cell>
          <table:table-cell table:number-columns-repeated="2"/>
        </table:table-row>
        <table:table-row table:style-name="ro2">
          <table:table-cell office:value-type="date" office:date-value="2017-10-28" calcext:value-type="date">
            <text:p>Samstag, 2017-10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29" calcext:value-type="date">
            <text:p>Sonntag, 2017-10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30" calcext:value-type="date">
            <text:p>Montag, 2017-10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0-31" calcext:value-type="date">
            <text:p>Dienstag, 2017-10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1" calcext:value-type="date">
            <text:p>Mittwoch, 2017-1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2" calcext:value-type="date">
            <text:p>Donnerstag, 2017-1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3" calcext:value-type="date">
            <text:p>Freitag, 2017-1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4" calcext:value-type="date">
            <text:p>Samstag, 2017-1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5" calcext:value-type="date">
            <text:p>Sonntag, 2017-1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6" calcext:value-type="date">
            <text:p>Montag, 2017-1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7" calcext:value-type="date">
            <text:p>Dienstag, 2017-1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8" calcext:value-type="date">
            <text:p>Mittwoch, 2017-1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09" calcext:value-type="date">
            <text:p>Donnerstag, 2017-1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0" calcext:value-type="date">
            <text:p>Freitag, 2017-1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1" calcext:value-type="date">
            <text:p>Samstag, 2017-1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2" calcext:value-type="date">
            <text:p>Sonntag, 2017-1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3" calcext:value-type="date">
            <text:p>Montag, 2017-1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4" calcext:value-type="date">
            <text:p>Dienstag, 2017-1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5" calcext:value-type="date">
            <text:p>Mittwoch, 2017-1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6" calcext:value-type="date">
            <text:p>Donnerstag, 2017-1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7" calcext:value-type="date">
            <text:p>Freitag, 2017-1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8" calcext:value-type="date">
            <text:p>Samstag, 2017-1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19" calcext:value-type="date">
            <text:p>Sonntag, 2017-1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0" calcext:value-type="date">
            <text:p>Montag, 2017-1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1" calcext:value-type="date">
            <text:p>Dienstag, 2017-1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2" calcext:value-type="date">
            <text:p>Mittwoch, 2017-1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3" calcext:value-type="date">
            <text:p>Donnerstag, 2017-1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4" calcext:value-type="date">
            <text:p>Freitag, 2017-1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5" calcext:value-type="date">
            <text:p>Samstag, 2017-1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6" calcext:value-type="date">
            <text:p>Sonntag, 2017-1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7" calcext:value-type="date">
            <text:p>Montag, 2017-1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8" calcext:value-type="date">
            <text:p>Dienstag, 2017-1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29" calcext:value-type="date">
            <text:p>Mittwoch, 2017-1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1-30" calcext:value-type="date">
            <text:p>Donnerstag, 2017-1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1" calcext:value-type="date">
            <text:p>Freitag, 2017-1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2" calcext:value-type="date">
            <text:p>Samstag, 2017-1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3" calcext:value-type="date">
            <text:p>Sonntag, 2017-1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4" calcext:value-type="date">
            <text:p>Montag, 2017-1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5" calcext:value-type="date">
            <text:p>Dienstag, 2017-1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6" calcext:value-type="date">
            <text:p>Mittwoch, 2017-1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7" calcext:value-type="date">
            <text:p>Donnerstag, 2017-1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8" calcext:value-type="date">
            <text:p>Freitag, 2017-1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09" calcext:value-type="date">
            <text:p>Samstag, 2017-1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0" calcext:value-type="date">
            <text:p>Sonntag, 2017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1" calcext:value-type="date">
            <text:p>Montag, 2017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2" calcext:value-type="date">
            <text:p>Dienstag, 2017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3" calcext:value-type="date">
            <text:p>Mittwoch, 2017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4" calcext:value-type="date">
            <text:p>Donnerstag, 2017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5" calcext:value-type="date">
            <text:p>Freitag, 2017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6" calcext:value-type="date">
            <text:p>Samstag, 2017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7" calcext:value-type="date">
            <text:p>Sonntag, 2017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8" calcext:value-type="date">
            <text:p>Montag, 2017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19" calcext:value-type="date">
            <text:p>Dienstag, 2017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0" calcext:value-type="date">
            <text:p>Mittwoch, 2017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1" calcext:value-type="date">
            <text:p>Donnerstag, 2017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2" calcext:value-type="date">
            <text:p>Freitag, 2017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3" calcext:value-type="date">
            <text:p>Samstag, 2017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4" calcext:value-type="date">
            <text:p>Sonntag, 2017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5" calcext:value-type="date">
            <text:p>Montag, 2017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6" calcext:value-type="date">
            <text:p>Dienstag, 2017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7" calcext:value-type="date">
            <text:p>Mittwoch, 2017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8" calcext:value-type="date">
            <text:p>Donnerstag, 2017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29" calcext:value-type="date">
            <text:p>Freitag, 2017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30" calcext:value-type="date">
            <text:p>Samstag, 2017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12-31" calcext:value-type="date">
            <text:p>Sonntag, 2017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1" calcext:value-type="date">
            <text:p>Montag, 2018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2" calcext:value-type="date">
            <text:p>Dienstag, 2018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3" calcext:value-type="date">
            <text:p>Mittwoch, 2018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4" calcext:value-type="date">
            <text:p>Donnerstag, 2018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5" calcext:value-type="date">
            <text:p>Freitag, 2018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6" calcext:value-type="date">
            <text:p>Samstag, 2018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7" calcext:value-type="date">
            <text:p>Sonntag, 2018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8" calcext:value-type="date">
            <text:p>Montag, 2018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09" calcext:value-type="date">
            <text:p>Dienstag, 2018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0" calcext:value-type="date">
            <text:p>Mittwoch, 2018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1" calcext:value-type="date">
            <text:p>Donnerstag, 2018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2" calcext:value-type="date">
            <text:p>Freitag, 2018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3" calcext:value-type="date">
            <text:p>Samstag, 2018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4" calcext:value-type="date">
            <text:p>Sonntag, 2018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5" calcext:value-type="date">
            <text:p>Montag, 2018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6" calcext:value-type="date">
            <text:p>Dienstag, 2018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7" calcext:value-type="date">
            <text:p>Mittwoch, 2018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8" calcext:value-type="date">
            <text:p>Donnerstag, 2018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19" calcext:value-type="date">
            <text:p>Freitag, 2018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0" calcext:value-type="date">
            <text:p>Samstag, 2018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1" calcext:value-type="date">
            <text:p>Sonntag, 2018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2" calcext:value-type="date">
            <text:p>Montag, 2018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3" calcext:value-type="date">
            <text:p>Dienstag, 2018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4" calcext:value-type="date">
            <text:p>Mittwoch, 2018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5" calcext:value-type="date">
            <text:p>Donnerstag, 2018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6" calcext:value-type="date">
            <text:p>Freitag, 2018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7" calcext:value-type="date">
            <text:p>Samstag, 2018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8" calcext:value-type="date">
            <text:p>Sonntag, 2018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29" calcext:value-type="date">
            <text:p>Montag, 2018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30" calcext:value-type="date">
            <text:p>Dienstag, 2018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1-31" calcext:value-type="date">
            <text:p>Mittwoch, 2018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1" calcext:value-type="date">
            <text:p>Donnerstag, 2018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2" calcext:value-type="date">
            <text:p>Freitag, 2018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3" calcext:value-type="date">
            <text:p>Samstag, 2018-0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4" calcext:value-type="date">
            <text:p>Sonntag, 2018-0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5" calcext:value-type="date">
            <text:p>Montag, 2018-0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6" calcext:value-type="date">
            <text:p>Dienstag, 2018-0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7" calcext:value-type="date">
            <text:p>Mittwoch, 2018-0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8" calcext:value-type="date">
            <text:p>Donnerstag, 2018-0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8-02-09" calcext:value-type="date">
            <text:p>Freitag, 2018-02-09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Aimn Ahmed" calcext:value-type="string">
            <text:p>Aimn Ahmed</text:p>
          </table:table-cell>
          <table:table-cell table:formula="of:=[.C2]" office:value-type="string" office:string-value="Andrew Almaguer" calcext:value-type="string">
            <text:p>Andrew Almaguer</text:p>
          </table:table-cell>
          <table:table-cell table:formula="of:=[.D2]" office:value-type="string" office:string-value="Stefan Zindl" calcext:value-type="string">
            <text:p>Stefan Zindl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09H00M00S" calcext:value-type="time">
            <text:p>09:00</text:p>
          </table:table-cell>
          <table:table-cell table:style-name="ce7" table:formula="of:=SUM([.C4:.C120])" office:value-type="time" office:time-value="PT03H15M00S" calcext:value-type="time">
            <text:p>03:15</text:p>
          </table:table-cell>
          <table:table-cell table:style-name="ce7" table:formula="of:=SUM([.D4:.D120])" office:value-type="time" office:time-value="PT09H30M00S" calcext:value-type="time">
            <text:p>09:30</text:p>
          </table:table-cell>
          <table:table-cell/>
          <table:table-cell table:style-name="ce10" table:formula="of:=SUM([.B122:.D122])" office:value-type="time" office:time-value="PT21H45M00S" calcext:value-type="time">
            <text:p>21:45</text:p>
          </table:table-cell>
        </table:table-row>
        <table:table-row table:style-name="ro2" table:number-rows-repeated="104845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date-style style:name="N109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.00.0000</text:date>, <text:time style:data-style-name="N2" text:time-value="16:41:18.06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16M53S</meta:editing-duration>
    <meta:editing-cycles>10</meta:editing-cycles>
    <meta:generator>LibreOffice/5.3.6.1$Windows_x86 LibreOffice_project/686f202eff87ef707079aeb7f485847613344eb7</meta:generator>
    <meta:initial-creator>Kai Mindermann</meta:initial-creator>
    <dc:date>2017-10-27T16:43:40.125000000</dc:date>
    <meta:document-statistic meta:table-count="1" meta:cell-count="148" meta:object-count="0"/>
  </office:meta>
</office:document-meta>
</file>